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153e56"/>
    </style:style>
    <style:style style:name="T1" style:family="text">
      <style:text-properties officeooo:rsid="00141c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oft-page-break/>REPASO PERMISOS</text:p>
      <text:h text:style-name="Heading_20_2" text:outline-level="2">1.- </text:h>
      <text:h text:style-name="Heading_20_3" text:outline-level="3">a.) Visualiza el modo (máscara de permisos) de todos los archivos de tu directorio home.</text:h>
      <text:h text:style-name="Heading_20_3" text:outline-level="3">b.) Visualiza también el modo de los archivos ocultos si los hay.</text:h>
      <text:h text:style-name="Heading_20_3" text:outline-level="3">c.) ¿Qué archivos corresponden a directorio?.</text:h>
      <text:h text:style-name="Heading_20_2" text:outline-level="2">2.- La orden touch arch permite crear un archivo vacío. Si se especifica un archivo ya existente simplemente actualiza su fecha y hora. Crea un archivo perm1 y comprueba el modo por defecto con el que se ha creado, su propietario y el grupo asociado.</text:h>
      <text:h text:style-name="Heading_20_2" text:outline-level="2">3.- Modifica el modo de archivo perm1 para permitir su lectura, escritura y ejecución al propietario y sólo su lectura al grupo y al resto. Especifica la orden de todas las formas distintas que se te ocurran.</text:h>
      <text:h text:style-name="P1" text:outline-level="2">4.- Crea en tu directorio PRUEBA1 un archivo lote1 (con el procedimiento cat &gt; lote1) con el siguiente contenido:<text:line-break/> - clear<text:line-break/> - who<text:line-break/> - ls -l<text:line-break/>(finaliza pulsando Ctrl + d)<text:line-break/>Visualiza sus permisos</text:h>
      <text:h text:style-name="P1" text:outline-level="2">5.- Elimina el permiso de lectura del archivo lote1 para su propietario e intenta visualizarlo.</text:h>
      <text:h text:style-name="P1" text:outline-level="2">6.- Elimina el permiso de escritura del archivo lote1 para el propietario. Intenta añadir a lote1 una linea</text:h>
      <text:h text:style-name="P1" text:outline-level="2">7.- Añade a la máscara de permisos del archivo lote1 los de lectura, escritura y ejecución para su propietario. Añade la línea indicada en la práctica anterior. "Ejecuta" el archivo.</text:h>
      <text:h text:style-name="P1" text:outline-level="2">Nota: Al ejecutar el archivo se ejecutan secuencialmente las órdenes Unix contenidos en él.</text:h>
      <text:h text:style-name="P1" text:outline-level="2"><text:soft-page-break/>8.- Elimina en el archivo lote1 el permiso de lectura e intenta ejecutarlo. ¿Puedes?.</text:h>
      <text:h text:style-name="Heading_20_2" text:outline-level="2">9.- Crea un directorio usuario. Comprueba su modo de acceso. Elimina el permiso de escritura e intenta copiar el archivo lote1 en él. Vuelve a activar el permiso de escritura e intenta copiarlo de nuevo.</text:h>
      <text:h text:style-name="Heading_20_2" text:outline-level="2">10.- Elimina el permiso de lectura del directorio usuario e intenta ver su contenido con la orden ls.</text:h>
      <text:h text:style-name="Heading_20_2" text:outline-level="2">Repítelo con la opción ls -l.</text:h>
      <text:h text:style-name="Heading_20_2" text:outline-level="2">11.- Vuelve a añadir el permiso de lectura al directorio usuario y elimina el permiso de ejecución.</text:h>
      <text:h text:style-name="Heading_20_3" text:outline-level="3">¿Puedes ejecutar el archivo lote1 con la orden sh marta/lote1?</text:h>
      <text:h text:style-name="Heading_20_3" text:outline-level="3">¿Puedes situarte en el directorio <text:span text:style-name="T1">M</text:span>arta para ejecutar el archivo lote1 desde allí?. Vuelve a asignar el permiso de ejecución del directorio e inténtalo nuevamente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5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3:32:49.970000000</meta:creation-date>
    <meta:generator>LibreOffice/6.2.4.2$Windows_X86_64 LibreOffice_project/2412653d852ce75f65fbfa83fb7e7b669a126d64</meta:generator>
    <dc:date>2022-02-02T13:36:17.951000000</dc:date>
    <meta:editing-duration>PT3M27S</meta:editing-duration>
    <meta:editing-cycles>2</meta:editing-cycles>
    <meta:document-statistic meta:table-count="0" meta:image-count="0" meta:object-count="0" meta:page-count="3" meta:paragraph-count="19" meta:word-count="354" meta:character-count="2082" meta:non-whitespace-character-count="1743"/>
  </office:meta>
</office:document-meta>
</file>